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mailer.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1723851021644250691"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28943941518"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2830432088928"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28.721706838</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7" meta:non-whitespace-character-count="2154"/>
  </office:meta>
</office:document-meta>
</file>